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Endpoint.process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ndpoint.get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ndpoint.setChannel( 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ndpoi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Channel.ClientChannel(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Endpoint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